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03A00000CF49EADB3FD.svm"/>
  <manifest:file-entry manifest:media-type="" manifest:full-path="Pictures/20000007000034E900002085D63B6ABB.svm"/>
  <manifest:file-entry manifest:media-type="" manifest:full-path="Pictures/2000000700000EBF0000082248D62CF7.svm"/>
  <manifest:file-entry manifest:media-type="" manifest:full-path="Pictures/20000007000027F6000048E4EB1F8CBF.svm"/>
  <manifest:file-entry manifest:media-type="" manifest:full-path="Pictures/20000007000017D700000771A5B51FAA.svm"/>
  <manifest:file-entry manifest:media-type="" manifest:full-path="Pictures/200000070000098200000E32D560DFA9.svm"/>
  <manifest:file-entry manifest:media-type="" manifest:full-path="Pictures/200000070000098200000DC856BD0AFD.svm"/>
  <manifest:file-entry manifest:media-type="" manifest:full-path="Pictures/200000070000136E00000868C9B920BB.svm"/>
  <manifest:file-entry manifest:media-type="" manifest:full-path="Pictures/200000070000706F00006945BBFC6A36.svm"/>
  <manifest:file-entry manifest:media-type="" manifest:full-path="Pictures/200000070000471A00003DDECEAFECA5.svm"/>
  <manifest:file-entry manifest:media-type="" manifest:full-path="Pictures/2000000700001F8E0000095FBAD02037.svm"/>
  <manifest:file-entry manifest:media-type="" manifest:full-path="Pictures/2000000700001BF90000088BA8CF900A.svm"/>
  <manifest:file-entry manifest:media-type="" manifest:full-path="Pictures/200000070000170300000A0FD5BF7EC5.svm"/>
  <manifest:file-entry manifest:media-type="" manifest:full-path="Pictures/200000070000405900002C1892030B47.svm"/>
  <manifest:file-entry manifest:media-type="" manifest:full-path="Pictures/20000007000021C20000151565C6FF99.svm"/>
  <manifest:file-entry manifest:media-type="" manifest:full-path="Pictures/2000000700003F6200001F6B7C97BE92.svm"/>
  <manifest:file-entry manifest:media-type="" manifest:full-path="Pictures/20000007000011C70000072B7AB3546E.svm"/>
  <manifest:file-entry manifest:media-type="" manifest:full-path="Pictures/200000070000155C0000095FB62B381E.svm"/>
  <manifest:file-entry manifest:media-type="" manifest:full-path="Pictures/200000070000153900000FD90C442014.svm"/>
  <manifest:file-entry manifest:media-type="" manifest:full-path="Pictures/200000070000331F00001D130179092B.svm"/>
  <manifest:file-entry manifest:media-type="" manifest:full-path="Pictures/20000007000013D80000074EDA4D05F6.svm"/>
  <manifest:file-entry manifest:media-type="" manifest:full-path="Pictures/20000007000013270000072B48EDB218.svm"/>
  <manifest:file-entry manifest:media-type="" manifest:full-path="Pictures/20000007000044E5000027D31969386B.svm"/>
  <manifest:file-entry manifest:media-type="" manifest:full-path="Pictures/20000007000017FA00000845935827F2.svm"/>
  <manifest:file-entry manifest:media-type="" manifest:full-path="Pictures/20000007000015A20000086815ACE844.svm"/>
  <manifest:file-entry manifest:media-type="" manifest:full-path="Pictures/2000000700000C2100000795C4D74FA9.svm"/>
  <manifest:file-entry manifest:media-type="" manifest:full-path="Pictures/200000070000338900000868870F2818.svm"/>
  <manifest:file-entry manifest:media-type="" manifest:full-path="Pictures/2000000700000DC8000011A3AAF7BB9C.svm"/>
  <manifest:file-entry manifest:media-type="" manifest:full-path="Pictures/2000000700003ED50000489E1AFC004A.svm"/>
  <manifest:file-entry manifest:media-type="" manifest:full-path="Pictures/20000007000047CA0000364A30E69F96.svm"/>
  <manifest:file-entry manifest:media-type="" manifest:full-path="Pictures/20000007000012540000093C9805DBD9.svm"/>
  <manifest:file-entry manifest:media-type="" manifest:full-path="Pictures/20000007000046D300003154372D9B6A.svm"/>
  <manifest:file-entry manifest:media-type="" manifest:full-path="Pictures/20000007000017D700000AE308D1F103.svm"/>
  <manifest:file-entry manifest:media-type="" manifest:full-path="Pictures/2000000700002135000026B89BBC1814.svm"/>
  <manifest:file-entry manifest:media-type="" manifest:full-path="Pictures/2000000700000FFC00000C8AD148602F.svm"/>
  <manifest:file-entry manifest:media-type="" manifest:full-path="Pictures/20000007000036D7000026FFCAABDB81.svm"/>
  <manifest:file-entry manifest:media-type="" manifest:full-path="Pictures/200000070000371E00002C5F92E77C73.svm"/>
  <manifest:file-entry manifest:media-type="" manifest:full-path="Pictures/200000070000509B000010AD6533A001.svm"/>
  <manifest:file-entry manifest:media-type="" manifest:full-path="Pictures/20000007000043EE00002D3262773022.svm"/>
  <manifest:file-entry manifest:media-type="" manifest:full-path="Pictures/2000000700000BDA0000093C68406A2A.svm"/>
  <manifest:file-entry manifest:media-type="" manifest:full-path="Pictures/200000070000299D00001A98383FC3AD.svm"/>
  <manifest:file-entry manifest:media-type="" manifest:full-path="Pictures/20000007000051D9000014426BAC7B21.svm"/>
  <manifest:file-entry manifest:media-type="" manifest:full-path="Pictures/2000000700002EB600003365D75DBDE3.svm"/>
  <manifest:file-entry manifest:media-type="" manifest:full-path="Pictures/2000000700000FB6000008225A27DC5C.svm"/>
  <manifest:file-entry manifest:media-type="" manifest:full-path="Pictures/200000070000232300003CC40A12CF2B.svm"/>
  <manifest:file-entry manifest:media-type="" manifest:full-path="Pictures/2000000700005D25000043A874660631.svm"/>
  <manifest:file-entry manifest:media-type="" manifest:full-path="Pictures/20000007000015E900000707E6F76D64.svm"/>
  <manifest:file-entry manifest:media-type="" manifest:full-path="Pictures/2000000700000E5500000D170940415A.svm"/>
  <manifest:file-entry manifest:media-type="" manifest:full-path="Pictures/20000007000029E4000026DC1E75F5F8.svm"/>
  <manifest:file-entry manifest:media-type="" manifest:full-path="Pictures/20000007000007B800000845AAEB43F5.svm"/>
  <manifest:file-entry manifest:media-type="" manifest:full-path="Pictures/200000070000445800002D32B47DEE59.svm"/>
  <manifest:file-entry manifest:media-type="" manifest:full-path="Pictures/2000000700002511000031312A19FB5B.svm"/>
  <manifest:file-entry manifest:media-type="" manifest:full-path="Pictures/20000007000010AD000006E4A0C394CA.svm"/>
  <manifest:file-entry manifest:media-type="" manifest:full-path="Pictures/2000000700002250000008D2037A7BA2.svm"/>
  <manifest:file-entry manifest:media-type="" manifest:full-path="Pictures/200000070000366D00002C185BD6C73B.svm"/>
  <manifest:file-entry manifest:media-type="" manifest:full-path="Pictures/20000007000046B0000030C7AEA7CC98.svm"/>
  <manifest:file-entry manifest:media-type="" manifest:full-path="Pictures/2000000700000B7000000BDAF9F786CD.svm"/>
  <manifest:file-entry manifest:media-type="" manifest:full-path="Pictures/2000000700000FB600000FB621DF68B7.svm"/>
  <manifest:file-entry manifest:media-type="" manifest:full-path="Pictures/2000000700001231000007B8991D9497.svm"/>
  <manifest:file-entry manifest:media-type="" manifest:full-path="Pictures/20000007000053EA0000387FE1FB5EF2.svm"/>
  <manifest:file-entry manifest:media-type="" manifest:full-path="Pictures/20000007000024A700001231BD35513F.svm"/>
  <manifest:file-entry manifest:media-type="" manifest:full-path="Pictures/2000000700001E2D000009A60A272DCF.svm"/>
  <manifest:file-entry manifest:media-type="" manifest:full-path="Pictures/20000007000025C100000C2116C445C8.svm"/>
  <manifest:file-entry manifest:media-type="" manifest:full-path="Pictures/20000007000025C100003B63184B799A.svm"/>
  <manifest:file-entry manifest:media-type="" manifest:full-path="Pictures/20000007000009EC000007FE30A08E29.svm"/>
  <manifest:file-entry manifest:media-type="" manifest:full-path="Pictures/2000000700000A9D00000B06D9CD10D5.svm"/>
  <manifest:file-entry manifest:media-type="" manifest:full-path="Pictures/20000007000014F20000088B291F9F39.svm"/>
  <manifest:file-entry manifest:media-type="" manifest:full-path="Pictures/200000070000095F000007FE7B845ACE.svm"/>
  <manifest:file-entry manifest:media-type="" manifest:full-path="Pictures/200000070000343900001CF050C7EE1A.svm"/>
  <manifest:file-entry manifest:media-type="" manifest:full-path="Pictures/20000007000023B0000023236257F005.svm"/>
  <manifest:file-entry manifest:media-type="" manifest:full-path="Pictures/2000000700002B68000017D718DF64EE.svm"/>
  <manifest:file-entry manifest:media-type="" manifest:full-path="Pictures/20000007000014420000088BFBC15F3A.svm"/>
  <manifest:file-entry manifest:media-type="" manifest:full-path="Pictures/20000007000012E1000008AF3399E6A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left="1.48cm" fo:margin-right="0cm" fo:text-indent="0cm" style:auto-text-indent="false"/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Cad. Пошаговое руководство</text:p>
      <text:p text:style-name="P2">Copyright © 2006 David Jahshan: kicad at iridec.com.au</text:p>
      <text:p text:style-name="P3"><text:span text:style-name="T1">Copyright:</text:span> Please freely copy and distribute (sell or give away) this document in any format. Send any corrections and comments to the document maintainer. You may create a derivative work and distribute it provided that:</text:p>
      <text:p text:style-name="P3"><text:s text:c="3"/>1. If it's not a translation: Email a copy of your derivative work to the author.</text:p>
      <text:p text:style-name="P3"><text:s text:c="3"/>2. License the derivative work in the spirit of the GPL. Include a copyright notice and at least a pointer to the license used.</text:p>
      <text:p text:style-name="P3"><text:s text:c="3"/>3. Give due credit to previous authors and major contributors.</text:p>
      <text:p text:style-name="P3">If you're considering making a derived work other than a translation, it's requested that you discuss your plans with the current maintainer.</text:p>
      <text:p text:style-name="P3"><text:span text:style-name="T1">Disclaimer:</text:span> While care was taken in preparing this document, there are likely a number of errors in this document. Please let the author know about them. Since this is free documentation, the author will not be held legally responsible for any errors.</text:p>
      <text:p text:style-name="P4">Trademarks: <text:span text:style-name="T2">Any brand names should be assumed to be a trademark. Such trademarks belong to their respective owners.</text:span></text:p>
      <text:p text:style-name="Horizontal_20_Line"/>
      <text:p text:style-name="P3"><text:span text:style-name="T1">KiCad</text:span> – это интегрированный пакет (в рамках open source GPL) для построения электрических цепей и разводки печатных плат (schematic circuit capture и PCB layout).</text:p>
      <text:p text:style-name="Standard"><text:span text:style-name="T3">Прежде, чем начать, вам нужно установить KiCad. В данном руководстве подразумевается, что KiCad установлен в </text:span><text:a xlink:type="simple" xlink:href="/C:/Kicad"><text:span text:style-name="T3">C:\Kicad</text:span></text:a><text:span text:style-name="T3">. Вы можете загрузить копию с </text:span><text:a xlink:type="simple" xlink:href="http://iut-tice.ujf-grenoble.fr/kicad/"><text:span text:style-name="T3">http://iut-tice.ujf-grenoble.fr/kicad/</text:span></text:a></text:p>
      <text:p text:style-name="P5">Инструкции по инсталляции доступны на web-сайте в разделе Infos: Install </text:p>
      <text:p text:style-name="P5"/>
      <text:list xml:id="list36197530" text:style-name="L1">
        <text:list-item>
          <text:p text:style-name="P7">Запустите “KiCad.exe”.</text:p>
        </text:list-item>
        <text:list-item>
          <text:p text:style-name="P7">Теперь вы в основном окне (Main Window).</text:p>
        </text:list-item>
        <text:list-item>
          <text:p text:style-name="P7">Создайте новый проект: “Projects” -&gt; “New Project Descr”.</text:p>
        </text:list-item>
        <text:list-item>
          <text:p text:style-name="P7"><draw:frame draw:style-name="fr1" draw:name="graphics1" text:anchor-type="paragraph" svg:width="8.692cm" svg:height="6.997cm" draw:z-index="0"><draw:image xlink:href="Pictures/200000070000371E00002C5F92E77C73.svm" xlink:type="simple" xlink:show="embed" xlink:actuate="onLoad"/></draw:frame>Щелкните по клавише “Create New Folder (создать новую папку)” и назовите новую папку “tute1”.</text:p>
        </text:list-item>
        <text:list-item>
          <text:p text:style-name="P7"><draw:frame draw:style-name="fr1" draw:name="graphics2" text:anchor-type="paragraph" svg:width="14.222cm" svg:height="3.521cm" draw:z-index="1"><draw:image xlink:href="Pictures/20000007000051D9000014426BAC7B21.svm" xlink:type="simple" xlink:show="embed" xlink:actuate="onLoad"/></draw:frame><text:soft-page-break/>Откройте новую папку двойным щелчком по ней.</text:p>
        </text:list-item>
        <text:list-item>
          <text:p text:style-name="P7">Введите имя проекта в “File Name”, в этом руководстве мы назовем его “tute1”.</text:p>
        </text:list-item>
        <text:list-item>
          <text:p text:style-name="P7"><draw:frame draw:style-name="fr2" draw:name="graphics3" text:anchor-type="paragraph" svg:width="14.078cm" svg:height="2.565cm" draw:z-index="2"><draw:image xlink:href="Pictures/200000070000509B000010AD6533A001.svm" xlink:type="simple" xlink:show="embed" xlink:actuate="onLoad"/></draw:frame>Щелкните по “Save”. Вы увидите, что имя проекта изменилось на “tute1”.</text:p>
        </text:list-item>
        <text:list-item>
          <text:p text:style-name="P7"><draw:frame draw:style-name="fr2" draw:name="graphics4" text:anchor-type="paragraph" svg:width="3.336cm" svg:height="3.013cm" draw:z-index="3"><draw:image xlink:href="Pictures/2000000700000FB600000FB621DF68B7.svm" xlink:type="simple" xlink:show="embed" xlink:actuate="onLoad"/></draw:frame>Дважды щелкните по “tute1.sch”.</text:p>
        </text:list-item>
        <text:list-item>
          <text:p text:style-name="P7">Появится окно “Infos”, показывая вам, что это новый проект. Щелкните по “OK”.</text:p>
        </text:list-item>
        <text:list-item>
          <text:p text:style-name="P7">Теперь вы в окне “EESchema”. Это окно используется для ввода схемы.</text:p>
        </text:list-item>
        <text:list-item>
          <text:p text:style-name="P7">Вначале следует сохранить проект схемы: “Files” -&gt; “Save Schematic Project”.</text:p>
        </text:list-item>
        <text:list-item>
          <text:p text:style-name="P7"><draw:frame draw:style-name="fr1" draw:name="graphics5" text:anchor-type="paragraph" svg:width="5.9cm" svg:height="5.81cm" draw:z-index="4"><draw:image xlink:href="Pictures/20000007000023B0000023236257F005.svm" xlink:type="simple" xlink:show="embed" xlink:actuate="onLoad"/></draw:frame>Щелкните по клавише “page settings (установки страницы)” в верхней части инструментальной панели.</text:p>
        </text:list-item>
        <text:list-item>
          <text:p text:style-name="P7"><draw:frame draw:style-name="fr2" draw:name="graphics44" text:anchor-type="paragraph" svg:width="3.829cm" svg:height="1.681cm" draw:z-index="43"><draw:image xlink:href="Pictures/200000070000155C0000095FB62B381E.svm" xlink:type="simple" xlink:show="embed" xlink:actuate="onLoad"/></draw:frame>Выберите <text:s/>“page size (размер страницы)” как “A4” и “Title” как “Tute 1”.</text:p>
        </text:list-item>
        <text:list-item>
          <text:p text:style-name="P7">Щелкните по клавише “Add components (добавить компоненты)”, которая находится на правой инструментальной панели.</text:p>
        </text:list-item>
        <text:list-item>
          <text:p text:style-name="P7"><draw:frame draw:style-name="fr1" draw:name="graphics6" text:anchor-type="paragraph" svg:width="2.63cm" svg:height="3.367cm" draw:z-index="5"><draw:image xlink:href="Pictures/2000000700000DC8000011A3AAF7BB9C.svm" xlink:type="simple" xlink:show="embed" xlink:actuate="onLoad"/></draw:frame><text:soft-page-break/>Щелкните в том месте экрана, где вы хотели бы разместить ваш первый компонент. </text:p>
        </text:list-item>
        <text:list-item>
          <text:p text:style-name="P7">Появится окно “Component selection (выбор компонент)”. </text:p>
        </text:list-item>
        <text:list-item>
          <text:p text:style-name="P7"><draw:frame draw:style-name="fr1" draw:name="graphics7" text:anchor-type="paragraph" svg:width="7.77cm" svg:height="4.42cm" draw:z-index="6"><draw:image xlink:href="Pictures/200000070000331F00001D130179092B.svm" xlink:type="simple" xlink:show="embed" xlink:actuate="onLoad"/></draw:frame>Щелкните по “List All (весь список)”. Появится окно “Select Lib (выбор библиотеки)”.</text:p>
        </text:list-item>
        <text:list-item>
          <text:p text:style-name="P7"><draw:frame draw:style-name="fr1" draw:name="graphics8" text:anchor-type="paragraph" svg:width="5.549cm" svg:height="7.362cm" draw:z-index="7"><draw:image xlink:href="Pictures/2000000700002511000031312A19FB5B.svm" xlink:type="simple" xlink:show="embed" xlink:actuate="onLoad"/></draw:frame>Дважды щелкните по “device (устройство)”.</text:p>
        </text:list-item>
        <text:list-item>
          <text:p text:style-name="P7">Появится окно “Select Part (выбор элемента)”. </text:p>
        </text:list-item>
        <text:list-item>
          <text:p text:style-name="P7"><draw:frame draw:style-name="fr1" draw:name="graphics9" text:anchor-type="paragraph" svg:width="5.606cm" svg:height="8.818cm" draw:z-index="8"><draw:image xlink:href="Pictures/20000007000025C100003B63184B799A.svm" xlink:type="simple" xlink:show="embed" xlink:actuate="onLoad"/></draw:frame><text:soft-page-break/>Переместитесь вниз и дважды щелкните по “R”.</text:p>
        </text:list-item>
        <text:list-item>
          <text:p text:style-name="P7">Нажимте 'r' на клавиатуре. Заметьте, как поворачивается компонент.</text:p>
        </text:list-item>
        <text:list-item>
          <text:p text:style-name="P7">Поместите компонент в рабочем пространстве, щелкнув левой клавишей мышки, в месте его желаемого расположения.</text:p>
        </text:list-item>
        <text:list-item>
          <text:p text:style-name="P7">Щелкните по увеличительному стеклу дважды, чтобы увеличить компонент.</text:p>
        </text:list-item>
        <text:list-item>
          <text:p text:style-name="P7"><draw:frame draw:style-name="fr2" draw:name="graphics10" text:anchor-type="paragraph" svg:width="6.932cm" svg:height="2.228cm" draw:z-index="9"><draw:image xlink:href="Pictures/20000007000025C100000C2116C445C8.svm" xlink:type="simple" xlink:show="embed" xlink:actuate="onLoad"/></draw:frame>Щелкните правой клавишей мышки в середине компонента.</text:p>
        </text:list-item>
        <text:list-item>
          <text:p text:style-name="P7"><draw:frame draw:style-name="fr1" draw:name="graphics11" text:anchor-type="paragraph" svg:width="5.073cm" svg:height="9.252cm" draw:z-index="10"><draw:image xlink:href="Pictures/20000007000027F6000048E4EB1F8CBF.svm" xlink:type="simple" xlink:show="embed" xlink:actuate="onLoad"/></draw:frame>Выберите: “Edit Component” -&gt; “Edit”.</text:p>
        </text:list-item>
        <text:list-item>
          <text:p text:style-name="P7">Появится окно “Component properties (свойства компонента)”.</text:p>
        </text:list-item>
        <text:list-item>
          <text:p text:style-name="P7"><draw:frame draw:style-name="fr1" draw:name="graphics12" text:anchor-type="paragraph" svg:width="8.299cm" svg:height="6.724cm" draw:z-index="11"><draw:image xlink:href="Pictures/200000070000366D00002C185BD6C73B.svm" xlink:type="simple" xlink:show="embed" xlink:actuate="onLoad"/></draw:frame><text:soft-page-break/>Выберите закладку “Value (значение)”.</text:p>
        </text:list-item>
        <text:list-item>
          <text:p text:style-name="P7">Замените текущее значение “Value” “R” на “1k”.</text:p>
        </text:list-item>
        <text:list-item>
          <text:p text:style-name="P7">Щелкните “OK”.</text:p>
        </text:list-item>
        <text:list-item>
          <text:p text:style-name="P7"><draw:frame draw:style-name="fr1" draw:name="graphics13" text:anchor-type="paragraph" svg:width="3.267cm" svg:height="3.808cm" draw:z-index="12"><draw:image xlink:href="Pictures/2000000700002135000026B89BBC1814.svm" xlink:type="simple" xlink:show="embed" xlink:actuate="onLoad"/></draw:frame>Значение внутри резистора будет теперь “1k” .</text:p>
        </text:list-item>
        <text:list-item>
          <text:p text:style-name="P7">Поместите другой резистор, щелкнув в месте, где вы хотели бы его расположить.</text:p>
        </text:list-item>
        <text:list-item>
          <text:p text:style-name="P7">Появится окно “Component selection:”.</text:p>
        </text:list-item>
        <text:list-item>
          <text:p text:style-name="P7">Резистор, который вы выбрали в прошлый раз, теперь появился в списке истории разработки, как “R”.</text:p>
        </text:list-item>
        <text:list-item>
          <text:p text:style-name="P7"><draw:frame draw:style-name="fr1" draw:name="graphics14" text:anchor-type="paragraph" svg:width="7.938cm" svg:height="4.399cm" draw:z-index="13"><draw:image xlink:href="Pictures/200000070000343900001CF050C7EE1A.svm" xlink:type="simple" xlink:show="embed" xlink:actuate="onLoad"/></draw:frame>Щелкните по “R”.</text:p>
        </text:list-item>
        <text:list-item>
          <text:p text:style-name="P7">Поместите резистор на страницу.</text:p>
        </text:list-item>
        <text:list-item>
          <text:p text:style-name="P7">Повторите и поместите третий резистор на странице.</text:p>
        </text:list-item>
        <text:list-item>
          <text:p text:style-name="P7">Щелкните правой клавишей мышки по второму резистору.</text:p>
        </text:list-item>
        <text:list-item>
          <text:p text:style-name="P7"><draw:frame draw:style-name="fr1" draw:name="graphics15" text:anchor-type="paragraph" svg:width="4.112cm" svg:height="7.108cm" draw:z-index="14"><draw:image xlink:href="Pictures/200000070000232300003CC40A12CF2B.svm" xlink:type="simple" xlink:show="embed" xlink:actuate="onLoad"/></draw:frame><text:soft-page-break/>Щелкните по “Delete Component (удалить компонент)”. Этим компонент будет удален из схемы. </text:p>
        </text:list-item>
        <text:list-item>
          <text:p text:style-name="P7">Щелкните правой клавишей мышки по третьему резистору. Выберите “Move Component (передвинуть компонент)”. </text:p>
        </text:list-item>
        <text:list-item>
          <text:p text:style-name="P7">Верните компонент на место щелчком левой клавиши. </text:p>
        </text:list-item>
        <text:list-item>
          <text:p text:style-name="P7">Повторите шаги с 24 по 27 для третьего резистора, чтобы заменить “R” на “100”</text:p>
        </text:list-item>
        <text:list-item>
          <text:p text:style-name="P7">Повторите шаги с 14 по 20, однако в этот раз выберите “microcontrollers” вместо “device” и “PIC12C508A” вместо “R”.</text:p>
        </text:list-item>
        <text:list-item>
          <text:p text:style-name="P7">Нажмите 'y' и 'x' на клавиатуре. Отметьте, как компонент отражается по его x и y осям. Нажмите 'y' и 'x' вновь, чтобы вернуть его к первоначальной ориентации. </text:p>
        </text:list-item>
        <text:list-item>
          <text:p text:style-name="P7">Разместите компонент на странице.</text:p>
        </text:list-item>
        <text:list-item>
          <text:p text:style-name="P7">Повторите шаги с 14 по 20, однако в этот раз выбрав “device” и “LED”.</text:p>
        </text:list-item>
        <text:list-item>
          <text:p text:style-name="P7">Организуйте расположение компонент на странице следующим образом:</text:p>
          <text:p text:style-name="P7"><draw:frame draw:style-name="fr3" draw:name="graphics16" text:anchor-type="paragraph" svg:x="1.215cm" svg:y="0cm" svg:width="7.532cm" svg:height="5.357cm" draw:z-index="26"><draw:image xlink:href="Pictures/20000007000036D7000026FFCAABDB81.svm" xlink:type="simple" xlink:show="embed" xlink:actuate="onLoad"/></draw:frame></text:p>
        </text:list-item>
        <text:list-item>
          <text:p text:style-name="P7">Теперь мы добавим компонент в библиотеку.</text:p>
        </text:list-item>
        <text:list-item>
          <text:p text:style-name="P7">Щелкните по клавише “go to library editor (перейти к редактору библиотеки)” на верхней инструментальной панели.</text:p>
        </text:list-item>
        <text:list-item>
          <text:p text:style-name="P7"><draw:frame draw:style-name="fr1" draw:name="graphics18" text:anchor-type="paragraph" svg:width="5.567cm" svg:height="1.78cm" draw:z-index="16"><draw:image xlink:href="Pictures/2000000700001E2D000009A60A272DCF.svm" xlink:type="simple" xlink:show="embed" xlink:actuate="onLoad"/></draw:frame>При этом откроется окно “Libedit”.</text:p>
        </text:list-item>
        <text:list-item>
          <text:p text:style-name="P7"><draw:frame draw:style-name="fr1" draw:name="graphics19" text:anchor-type="paragraph" svg:width="4.041cm" svg:height="1.767cm" draw:z-index="17"><draw:image xlink:href="Pictures/200000070000170300000A0FD5BF7EC5.svm" xlink:type="simple" xlink:show="embed" xlink:actuate="onLoad"/></draw:frame><text:soft-page-break/>Щелкните по клавише “Select working library (выбрать рабочую библиотеку)”.</text:p>
        </text:list-item>
        <text:list-item>
          <text:p text:style-name="P7">В окне “select lib (выбрать библиотеку)” щелкните по “conn”.</text:p>
        </text:list-item>
        <text:list-item>
          <text:p text:style-name="P7">Щелкните по клавише “New part (новый элемент)”.</text:p>
        </text:list-item>
        <text:list-item>
          <text:p text:style-name="P7"><draw:frame draw:style-name="fr1" draw:name="graphics20" text:anchor-type="paragraph" svg:width="4.438cm" svg:height="2.027cm" draw:z-index="18"><draw:image xlink:href="Pictures/20000007000017D700000AE308D1F103.svm" xlink:type="simple" xlink:show="embed" xlink:actuate="onLoad"/></draw:frame>Назовите новый элемент “MYCONN3”.</text:p>
        </text:list-item>
        <text:list-item>
          <text:p text:style-name="P7">Впечатайте префикс, как “J”, а число частей - “1”. </text:p>
        </text:list-item>
        <text:list-item>
          <text:p text:style-name="P7">Если появится предупреждение “has a convert drawing (есть преобразование чертежа)”, щелкните “yes”.</text:p>
        </text:list-item>
        <text:list-item>
          <text:p text:style-name="P7">Имя компонента появится в середине чертежа. </text:p>
        </text:list-item>
        <text:list-item>
          <text:p text:style-name="P7">Щелкните дважды по увеличительному стеклу, чтобы увеличить изображение.</text:p>
        </text:list-item>
        <text:list-item>
          <text:p text:style-name="P7">Щелкните по клавише “Add Pins (добавить выводы)” на правой инструментальной панели.</text:p>
        </text:list-item>
        <text:list-item>
          <text:p text:style-name="P7"><draw:frame draw:style-name="fr1" draw:name="graphics21" text:anchor-type="paragraph" svg:width="1.483cm" svg:height="2.215cm" draw:z-index="19"><draw:image xlink:href="Pictures/200000070000098200000E32D560DFA9.svm" xlink:type="simple" xlink:show="embed" xlink:actuate="onLoad"/></draw:frame>Щелкните левой клавишей мышки по месту будущего расположения вывода.</text:p>
        </text:list-item>
        <text:list-item>
          <text:p text:style-name="P7">В диалоге “Pin Properties (свойства вывода)” введите имя “VCC” и номер вывода “1”.</text:p>
        </text:list-item>
        <text:list-item>
          <text:p text:style-name="P7">Выберите “Electrical Type (электрический тип)” как “Power Out”, затем щелкните по “OK”. И, наконец, разместите вывод в том месте, где вы хотели бы <text:s/>его видеть.</text:p>
        </text:list-item>
        <text:list-item>
          <text:p text:style-name="P7"><draw:frame draw:style-name="fr1" draw:name="graphics22" text:anchor-type="paragraph" svg:width="9.273cm" svg:height="7.01cm" draw:z-index="20"><draw:image xlink:href="Pictures/20000007000047CA0000364A30E69F96.svm" xlink:type="simple" xlink:show="embed" xlink:actuate="onLoad"/></draw:frame>Повторите шаги с 59 по 61, но в этот раз “Pin Name (имя вывода)” должно быть “INPUT”, а 'Pin Number” - “2”. “Electrical Type” должен быть “Input”.</text:p>
        </text:list-item>
        <text:list-item>
          <text:p text:style-name="P7">Повторите шаги с 59 по 61 для “Pin Name”, которое должно быть “GND” и “Pin Number” - “3”. “Electrical Type” - “Power Out”.</text:p>
        </text:list-item>
        <text:list-item>
          <text:p text:style-name="P7">Упорядочите выводы и метки, как показано ниже в шаге 65.</text:p>
        </text:list-item>
        <text:list-item>
          <text:p text:style-name="P7"><draw:frame draw:style-name="fr2" draw:name="graphics23" text:anchor-type="paragraph" svg:width="2.249cm" svg:height="1.752cm" draw:z-index="22"><draw:image xlink:href="Pictures/2000000700000BDA0000093C68406A2A.svm" xlink:type="simple" xlink:show="embed" xlink:actuate="onLoad"/></draw:frame><text:soft-page-break/>Щелкните по клавише “Add rectangle (добавить прямоугольник). Щелчком левой клавиши и удержанием ее нажатой, расположите прямоугольник вокруг имен выводов.</text:p>
        </text:list-item>
        <text:list-item>
          <text:p text:style-name="P7"><draw:frame draw:style-name="fr1" draw:name="graphics24" text:anchor-type="paragraph" svg:width="7.091cm" svg:height="3.515cm" draw:z-index="21"><draw:image xlink:href="Pictures/2000000700003F6200001F6B7C97BE92.svm" xlink:type="simple" xlink:show="embed" xlink:actuate="onLoad"/></draw:frame>Щелкните по “Save current part into current loaded library (in memory) – сохранить текущую часть в текущей загруженной библиотеке (в памяти)” на верхней инструментальной панели.</text:p>
        </text:list-item>
      </text:list>
      <text:p text:style-name="P5"><draw:frame draw:style-name="fr2" draw:name="graphics26" text:anchor-type="paragraph" svg:width="9.275cm" svg:height="1.512cm" draw:z-index="24"><draw:image xlink:href="Pictures/200000070000338900000868870F2818.svm" xlink:type="simple" xlink:show="embed" xlink:actuate="onLoad"/></draw:frame></text:p>
      <text:list xml:id="list36219401" text:continue-numbering="true" text:style-name="L1">
        <text:list-item>
          <text:p text:style-name="P7">Щелкните по “Save current loaded library on disk (file update) – сохранить текущую загруженную библиотеку на диске (файл обновится)” на верхней инструментальной панели.</text:p>
        </text:list-item>
        <text:list-item>
          <text:p text:style-name="P7"><draw:frame draw:style-name="fr2" draw:name="graphics25" text:anchor-type="paragraph" svg:width="6.128cm" svg:height="1.575cm" draw:z-index="23"><draw:image xlink:href="Pictures/2000000700002250000008D2037A7BA2.svm" xlink:type="simple" xlink:show="embed" xlink:actuate="onLoad"/></draw:frame>Щелкните “yes” в диалоге запроса подтверждения.</text:p>
        </text:list-item>
        <text:list-item>
          <text:p text:style-name="P7">Теперь можно закрыть окно “Libedit”.</text:p>
        </text:list-item>
        <text:list-item>
          <text:p text:style-name="P7">Вернитесь в окно “EeSchema”.</text:p>
        </text:list-item>
        <text:list-item>
          <text:p text:style-name="P7">Повторите шаги с 14 по 20 для выбора “conn” и “MYCONN3”.</text:p>
        </text:list-item>
        <text:list-item>
          <text:p text:style-name="P7">Появится вновь созданный вами элемент. Выберите место возле второго резистора для размещения этого компонента. Нажмите клавишу 'y', чтобы отразить его по оси y. </text:p>
        </text:list-item>
        <text:list-item>
          <text:p text:style-name="P7"><draw:frame draw:style-name="fr1" draw:name="graphics27" text:anchor-type="paragraph" svg:width="8.747cm" svg:height="5.055cm" draw:z-index="27"><draw:image xlink:href="Pictures/20000007000044E5000027D31969386B.svm" xlink:type="simple" xlink:show="embed" xlink:actuate="onLoad"/></draw:frame>Под надписью “MYCONN3” появится идентификатор компонента “J?” . Щелкните правой клавишей мышки по нему и щелкните по “move field (передвинуть поле)”. Разместите “J?” под выводами.</text:p>
        </text:list-item>
        <text:list-item>
          <text:p text:style-name="P7">Щелкните по клавише “Add powers” на правой панели. </text:p>
        </text:list-item>
        <text:list-item>
          <text:p text:style-name="P7"><draw:frame draw:style-name="fr2" draw:name="graphics28" text:anchor-type="paragraph" svg:width="1.924cm" svg:height="1.993cm" draw:z-index="25"><draw:image xlink:href="Pictures/2000000700000B7000000BDAF9F786CD.svm" xlink:type="simple" xlink:show="embed" xlink:actuate="onLoad"/></draw:frame>Щелкните над верхним выводом резистора 1k.</text:p>
        </text:list-item>
        <text:list-item>
          <text:p text:style-name="P7">В “Component Selection” щелкните по list all.</text:p>
        </text:list-item>
        <text:list-item>
          <text:p text:style-name="P7">Прокрутите список вниз до “VCC” в “Select Part” окне, который и выберите.</text:p>
        </text:list-item>
        <text:list-item>
          <text:p text:style-name="P7"><text:soft-page-break/>Щелкните над выводом резистора 1k, чтобы разместить элемент.</text:p>
        </text:list-item>
        <text:list-item>
          <text:p text:style-name="P7">Щелкните над выводом VDD компонента microcontroller.</text:p>
        </text:list-item>
        <text:list-item>
          <text:p text:style-name="P7">В “Component Selection history” выберите “VCC” и щелкните вновь у вывода VDD.</text:p>
        </text:list-item>
        <text:list-item>
          <text:p text:style-name="P7">Повторите все вновь, и разместите вывод VCC над выводом VCC компонента “MYCONN3”.</text:p>
        </text:list-item>
        <text:list-item>
          <text:p text:style-name="P7">Повторите шаги с 74 по 76, но в этот раз выберите GND.</text:p>
        </text:list-item>
        <text:list-item>
          <text:p text:style-name="P7">Разместите вывод GND под выводом GND элемента “MYCONN3”.</text:p>
        </text:list-item>
        <text:list-item>
          <text:p text:style-name="P7">Разместите символ GND чуть правее и ниже VSS вывода microcontroller.</text:p>
        </text:list-item>
      </text:list>
      <text:p text:style-name="P5"><draw:frame draw:style-name="fr1" draw:name="graphics29" text:anchor-type="paragraph" svg:width="11.102cm" svg:height="7.385cm" draw:z-index="28"><draw:image xlink:href="Pictures/20000007000043EE00002D3262773022.svm" xlink:type="simple" xlink:show="embed" xlink:actuate="onLoad"/></draw:frame></text:p>
      <text:list xml:id="list36221522" text:continue-numbering="true" text:style-name="L1">
        <text:list-item>
          <text:p text:style-name="P7">Щелкните по “Add wires (добавить провода)” правой панели. **Будьте осторожны, чтобы не нажать “Add bus (добавить шину)”, которая расположена рядом, но имеет другое начертание**.</text:p>
        </text:list-item>
        <text:list-item>
          <text:p text:style-name="P7"><draw:frame draw:style-name="fr2" draw:name="graphics17" text:anchor-type="paragraph" svg:width="1.642cm" svg:height="2.379cm" draw:z-index="15"><draw:image xlink:href="Pictures/200000070000098200000DC856BD0AFD.svm" xlink:type="simple" xlink:show="embed" xlink:actuate="onLoad"/></draw:frame>Щелкните левой клавишей мышки по маленькому кружочку на конце вывода 7 microcontroller, а затем по маленькому кружочку на выводе два LED.</text:p>
        </text:list-item>
        <text:list-item>
          <text:p text:style-name="P7">Повторите этот процесс, чтобы соединить другие компоненты, как показано ниже.</text:p>
        </text:list-item>
        <text:list-item>
          <text:p text:style-name="P7">Когда вы соединяете VCC и GND символы, проводник должен касаться нижней части символа VCC и середины верха символа GND.</text:p>
        </text:list-item>
        <text:list-item>
          <text:p text:style-name="P7"><draw:frame draw:style-name="fr1" draw:name="graphics30" text:anchor-type="paragraph" svg:width="11.024cm" svg:height="7.555cm" draw:z-index="29"><draw:image xlink:href="Pictures/200000070000405900002C1892030B47.svm" xlink:type="simple" xlink:show="embed" xlink:actuate="onLoad"/></draw:frame><text:soft-page-break/>Промаркируйте сеть, щелкнув по клавише “Add wire or bus label (добавить этикетку на проводник или шину)” правой панели.</text:p>
        </text:list-item>
        <text:list-item>
          <text:p text:style-name="P7"><draw:frame draw:style-name="fr2" draw:name="graphics31" text:anchor-type="paragraph" svg:width="2.559cm" svg:height="2.007cm" draw:z-index="30"><draw:image xlink:href="Pictures/2000000700000FFC00000C8AD148602F.svm" xlink:type="simple" xlink:show="embed" xlink:actuate="onLoad"/></draw:frame>Щелкните в середине проводника между microcontroller и LED.</text:p>
        </text:list-item>
        <text:list-item>
          <text:p text:style-name="P7">Введите имя “uCtoLED”.</text:p>
        </text:list-item>
        <text:list-item>
          <text:p text:style-name="P7">Щелкните около кружка (чуть правее) вывода 7, чтобы расположить имя сети.</text:p>
        </text:list-item>
        <text:list-item>
          <text:p text:style-name="P7">Назовите проводник между резистором и LED как “LEDtoR”.</text:p>
        </text:list-item>
        <text:list-item>
          <text:p text:style-name="P7">Назовите проводник между “MYCONN3” и резистором “INPUTtoR”.</text:p>
        </text:list-item>
        <text:list-item>
          <text:p text:style-name="P7">Назовите линию справа от резистора 100 как “INPUT”.</text:p>
        </text:list-item>
        <text:list-item>
          <text:p text:style-name="P7">Назовите линию вывода 6 как “INPUT”. Таким образом, создается невидимая связь между двумя выводами, помеченными как “INPUT”. Это полезная техника, когда соединяются проводники полного чертежа, где проведение линий может сделать чертеж плохо воспринимаемым.</text:p>
        </text:list-item>
        <text:list-item>
          <text:p text:style-name="P7">Вы не должны маркировать линии VCC и GND, поскольку предполагается маркировка объектов питания, к которым они присоединены.</text:p>
        </text:list-item>
        <text:list-item>
          <text:p text:style-name="P7"><draw:frame draw:style-name="fr1" draw:name="graphics32" text:anchor-type="paragraph" svg:width="9.054cm" svg:height="5.987cm" draw:z-index="31"><draw:image xlink:href="Pictures/200000070000445800002D32B47DEE59.svm" xlink:type="simple" xlink:show="embed" xlink:actuate="onLoad"/></draw:frame>Программа автоматически проверяет на наличие ошибок, следовательно, любые проводники, которые не присоединены, могут генерировать предупреждения. Чтобы избежать этих предупреждений, вы можете проинструктировать программу, что не присоединенные проводники оставлены так преднамеренно. </text:p>
        </text:list-item>
        <text:list-item>
          <text:p text:style-name="P7">Щелкните по клавише флага “Add no connect (добавить отсутствие <text:soft-page-break/>соединения)” на правой панели.</text:p>
        </text:list-item>
        <text:list-item>
          <text:p text:style-name="P7"><draw:frame draw:style-name="fr2" draw:name="graphics33" text:anchor-type="paragraph" svg:width="2.506cm" svg:height="2.29cm" draw:z-index="32"><draw:image xlink:href="Pictures/2000000700000E5500000D170940415A.svm" xlink:type="simple" xlink:show="embed" xlink:actuate="onLoad"/></draw:frame>Щелкните по маленьким кружочкам на конце линий 2, 3, 4 и 5.</text:p>
        </text:list-item>
        <text:list-item>
          <text:p text:style-name="P7">Для добавления комментария на схеме используйте “Add graphics text (comment) – добавить графический текст (комментарий)” на правой панели.</text:p>
        </text:list-item>
        <text:list-item>
          <text:p text:style-name="P7"><draw:frame draw:style-name="fr2" draw:name="graphics34" text:anchor-type="paragraph" svg:width="3.724cm" svg:height="1.519cm" draw:z-index="33"><draw:image xlink:href="Pictures/20000007000014F20000088B291F9F39.svm" xlink:type="simple" xlink:show="embed" xlink:actuate="onLoad"/></draw:frame>Теперь компоненты нуждаются в получении уникальных идентификаторов. Чтобы это сделать щелкните по клавише “Schematic Annotation”.</text:p>
        </text:list-item>
        <text:list-item>
          <text:p text:style-name="P7"><draw:frame draw:style-name="fr2" draw:name="graphics35" text:anchor-type="paragraph" svg:width="4.304cm" svg:height="1.485cm" draw:z-index="34"><draw:image xlink:href="Pictures/20000007000017FA00000845935827F2.svm" xlink:type="simple" xlink:show="embed" xlink:actuate="onLoad"/></draw:frame>В “EESchema Annotation” выберите “Current Sheet” и “all components”. </text:p>
        </text:list-item>
        <text:list-item>
          <text:p text:style-name="P7"><draw:frame draw:style-name="fr4" draw:name="graphics36" text:anchor-type="paragraph" svg:y="0cm" svg:width="5.976cm" svg:height="5.544cm" draw:z-index="35"><draw:image xlink:href="Pictures/20000007000029E4000026DC1E75F5F8.svm" xlink:type="simple" xlink:show="embed" xlink:actuate="onLoad"/></draw:frame>Щелкните по “Annotate”.</text:p>
        </text:list-item>
        <text:list-item>
          <text:p text:style-name="P7">Щелкните по “yes” предупреждающего сообщения.</text:p>
        </text:list-item>
        <text:list-item>
          <text:p text:style-name="P7">Заметьте, как все “?” на компонентах были заменены числами. Каждый идентификатор уникален. В нашем примере “R1”, “R2”, “U1”, “D1” и “J1”.</text:p>
        </text:list-item>
        <text:list-item>
          <text:p text:style-name="P7">Щелкните по клавише “Schematic Electric Rules Check (проверка правильности электрических соединений)”. Нажмите клавишу “Test ERC”.</text:p>
        </text:list-item>
        <text:list-item>
          <text:p text:style-name="P7"><draw:frame draw:style-name="fr2" draw:name="graphics39" text:anchor-type="paragraph" svg:width="4.613cm" svg:height="1.409cm" draw:z-index="37"><draw:image xlink:href="Pictures/2000000700001BF90000088BA8CF900A.svm" xlink:type="simple" xlink:show="embed" xlink:actuate="onLoad"/></draw:frame>Этим будет создан отчет, информирующий вас о любых ошибках или предупреждениях, таких как не присоединенные проводники. Вы должны получить 0 Errors и 0 Warnings. Небольшие зеленые стрелки появятся в местах ошибок, если они сделаны. Выберите “Write erc report” и нажмите клавишу “Test ERC” вновь, чтобы получить больше информации об ошибках.</text:p>
        </text:list-item>
        <text:list-item>
          <text:p text:style-name="P7">Щелкните по “Netlist generation (генерация netlist)” на верхней панели.</text:p>
        </text:list-item>
        <text:list-item>
          <text:p text:style-name="P7"><draw:frame draw:style-name="fr2" draw:name="graphics73" text:anchor-type="paragraph" svg:width="3.306cm" svg:height="1.367cm" draw:z-index="72"><draw:image xlink:href="Pictures/20000007000010AD000006E4A0C394CA.svm" xlink:type="simple" xlink:show="embed" xlink:actuate="onLoad"/></draw:frame>Щелкните “Netlist”, затем по “save” для сохранения с предопределенным именем файла.</text:p>
        </text:list-item>
        <text:list-item>
          <text:p text:style-name="P7">Щелкните по <text:s/>“Run Cvpcb” на верхней панели.</text:p>
        </text:list-item>
        <text:list-item>
          <text:p text:style-name="P7"><draw:frame draw:style-name="fr2" draw:name="graphics40" text:anchor-type="paragraph" svg:width="3.106cm" svg:height="1.609cm" draw:z-index="38"><draw:image xlink:href="Pictures/2000000700000FB6000008225A27DC5C.svm" xlink:type="simple" xlink:show="embed" xlink:actuate="onLoad"/></draw:frame><text:soft-page-break/>Cvpcb позволяет вам соединить компоненты с шаблонами цоколевки. </text:p>
        </text:list-item>
        <text:list-item>
          <text:p text:style-name="P7">В светло голубом экране выберите “D1”, и прокрутите список вниз в светло зеленом окне к “LEDV”, и дважды щелкните по нему.</text:p>
        </text:list-item>
        <text:list-item>
          <text:p text:style-name="P7"><draw:frame draw:style-name="fr1" draw:name="graphics41" text:anchor-type="paragraph" svg:width="11.973cm" svg:height="8.059cm" draw:z-index="39"><draw:image xlink:href="Pictures/20000007000053EA0000387FE1FB5EF2.svm" xlink:type="simple" xlink:show="embed" xlink:actuate="onLoad"/></draw:frame>Для “J1” выберите “3PIN_6mm” цоколевку (footprint).</text:p>
        </text:list-item>
        <text:list-item>
          <text:p text:style-name="P7">Для “R1” и “R2” выберите “R1” из светло зеленого окна.</text:p>
        </text:list-item>
        <text:list-item>
          <text:p text:style-name="P7">Выберите 8dip300 для “U1”. </text:p>
        </text:list-item>
        <text:list-item>
          <text:p text:style-name="P7">Щелкните по “files”-&gt;”Save netlist”. Предопределенное “tute1.net” вполне подходит, поэтому щелкните по save. </text:p>
        </text:list-item>
        <text:list-item>
          <text:p text:style-name="P7">Сохраните проект щелчком по “files” -&gt; “Save Schematic Project”.</text:p>
        </text:list-item>
        <text:list-item>
          <text:p text:style-name="P7">Переключитесь в основное окно KiCad.</text:p>
        </text:list-item>
        <text:list-item>
          <text:p text:style-name="P7">Выберите “Browse” -&gt; “Browse Files”.</text:p>
        </text:list-item>
        <text:list-item>
          <text:p text:style-name="P7"><draw:frame draw:style-name="fr1" draw:name="graphics38" text:anchor-type="paragraph" svg:width="7.4cm" svg:height="3.672cm" draw:z-index="36"><draw:image xlink:href="Pictures/20000007000024A700001231BD35513F.svm" xlink:type="simple" xlink:show="embed" xlink:actuate="onLoad"/></draw:frame>Если появляется сообщение об ошибке, выберите ваш текстовый редактор. Большинство компьютеров имеют один в “c:\windows\notepad.exe” (или /usr/bin/gedit).</text:p>
        </text:list-item>
        <text:list-item>
          <text:p text:style-name="P7">Выберите файл “tute1.net”. Вы откроете ваш файл netlist. Он описывает какие компоненты и какие выводы соединены с какими. </text:p>
        </text:list-item>
        <text:list-item>
          <text:p text:style-name="P7">Теперь вернемся в окно “EeSchema”.</text:p>
        </text:list-item>
        <text:list-item>
          <text:p text:style-name="P7">Чтобы создать BOM - bill of materials, щелкните по клавише “Bill of materials (перечень материалов)” на верхней панели.</text:p>
        </text:list-item>
        <text:list-item>
          <text:p text:style-name="P7"><draw:frame draw:style-name="fr2" draw:name="graphics37" text:anchor-type="paragraph" svg:width="5.77cm" svg:height="1.715cm" draw:z-index="40"><draw:image xlink:href="Pictures/2000000700001F8E0000095FBAD02037.svm" xlink:type="simple" xlink:show="embed" xlink:actuate="onLoad"/></draw:frame>Щелкните по “Create List (создать список)”, а затем по “Save”.</text:p>
        </text:list-item>
        <text:list-item>
          <text:p text:style-name="P7">Чтобы увидеть файл, повторите шаг 120 и выберите “tute1.lst”.</text:p>
        </text:list-item>
        <text:list-item>
          <text:p text:style-name="P7"><text:soft-page-break/>Теперь щелкните по клавише “Run Pcbnew” верхней панели.</text:p>
        </text:list-item>
        <text:list-item>
          <text:p text:style-name="P7"><draw:frame draw:style-name="fr2" draw:name="graphics42" text:anchor-type="paragraph" svg:width="3.406cm" svg:height="1.566cm" draw:z-index="41"><draw:image xlink:href="Pictures/20000007000012E1000008AF3399E6A0.svm" xlink:type="simple" xlink:show="embed" xlink:actuate="onLoad"/></draw:frame>Откроется окно “Pcbnew”.</text:p>
        </text:list-item>
        <text:list-item>
          <text:p text:style-name="P7">Щелкните по “OK”, когда появляется сообщение, что файл не существует.</text:p>
        </text:list-item>
        <text:list-item>
          <text:p text:style-name="P7">Щелкните по “files” -&gt; “Save board”.</text:p>
        </text:list-item>
        <text:list-item>
          <text:p text:style-name="P7">Щелкните по клавише “page settings (установки страницы)” на верхней панели.</text:p>
        </text:list-item>
        <text:list-item>
          <text:p text:style-name="P7"><draw:frame draw:style-name="fr2" draw:name="graphics43" text:anchor-type="paragraph" svg:width="3.944cm" svg:height="1.533cm" draw:z-index="42"><draw:image xlink:href="Pictures/20000007000015A20000086815ACE844.svm" xlink:type="simple" xlink:show="embed" xlink:actuate="onLoad"/></draw:frame>Выберите “paper size” как “A4”, и введите “title” как “Tute 1” .</text:p>
        </text:list-item>
        <text:list-item>
          <text:p text:style-name="P7">Щелкните по “Dimensions” -&gt; “Tracks and Vias”.</text:p>
        </text:list-item>
        <text:list-item>
          <text:p text:style-name="P7"><draw:frame draw:style-name="fr1" draw:name="graphics45" text:anchor-type="paragraph" svg:width="6.475cm" svg:height="4.045cm" draw:z-index="44"><draw:image xlink:href="Pictures/20000007000021C20000151565C6FF99.svm" xlink:type="simple" xlink:show="embed" xlink:actuate="onLoad"/></draw:frame>Установите значения так, чтобы они подходили к возможностям вашего производства PCB. Проконсультируйтесь с вашим производителем PCB на этот счет. Для нашего примера увеличим зазор (clearance) до 0.0150”.</text:p>
        </text:list-item>
        <text:list-item>
          <text:p text:style-name="P7">Щелкните по клавише “Read Netlist” на верхней панели.</text:p>
        </text:list-item>
        <text:list-item>
          <text:p text:style-name="P7"><draw:frame draw:style-name="fr2" draw:name="graphics46" text:anchor-type="paragraph" svg:width="3.006cm" svg:height="1.307cm" draw:z-index="45"><draw:image xlink:href="Pictures/2000000700001231000007B8991D9497.svm" xlink:type="simple" xlink:show="embed" xlink:actuate="onLoad"/></draw:frame>Щелкните по клавише “Select” для выбора “tute1.net”, и щелкните по “open”, а затем щелкните по клавише “Read”. Наконец, щелкните по клавише “Close”.</text:p>
        </text:list-item>
        <text:list-item>
          <text:p text:style-name="P7">Компоненты будут расположены в верхнем левом углу, как раз над страницей, прокрутите страницу, чтобы увидеть их.</text:p>
        </text:list-item>
        <text:list-item>
          <text:p text:style-name="P7">После щелчка правой клавишей на компоненте выберите “move component (переместить компонент)”, и позиционируйте его на середину страницы.</text:p>
        </text:list-item>
        <text:list-item>
          <text:p text:style-name="P7">Повторите предыдущий шаг, пока все компоненты не окажутся на середине страницы.</text:p>
        </text:list-item>
        <text:list-item>
          <text:p text:style-name="P7">Удостоверьтесь, что клавиша “General ratsnest not show” включена.</text:p>
        </text:list-item>
        <text:list-item>
          <text:p text:style-name="P7"><draw:frame draw:style-name="fr2" draw:name="graphics47" text:anchor-type="paragraph" svg:width="4.614cm" svg:height="1.48cm" draw:z-index="46"><draw:image xlink:href="Pictures/20000007000015E900000707E6F76D64.svm" xlink:type="simple" xlink:show="embed" xlink:actuate="onLoad"/></draw:frame>Это отобразит ratsnest - сеть линий, показывающих, какие выводы соединены с какими.</text:p>
        </text:list-item>
        <text:list-item>
          <text:p text:style-name="P7">Подвигайте компоненты вокруг, пока не минимизируется количество пересечений.</text:p>
        </text:list-item>
      </text:list>
      <text:p text:style-name="P5"><draw:frame draw:style-name="fr1" draw:name="graphics50" text:anchor-type="paragraph" svg:width="11.416cm" svg:height="7.641cm" draw:z-index="49"><draw:image xlink:href="Pictures/20000007000046B0000030C7AEA7CC98.svm" xlink:type="simple" xlink:show="embed" xlink:actuate="onLoad"/></draw:frame><text:soft-page-break/></text:p>
      <text:list xml:id="list36225467" text:continue-numbering="true" text:style-name="L1">
        <text:list-item>
          <text:p text:style-name="P7">Если ratsnest исчезнет, или экран станет не читаем, щелкните правой клавишей мышки и щелкните по “redraw”.</text:p>
        </text:list-item>
        <text:list-item>
          <text:p text:style-name="P7">Теперь мы соединим все, исключая общий провод, на “component side (сторона установки компонент)” (верхний слой).</text:p>
        </text:list-item>
        <text:list-item>
          <text:p text:style-name="P7">Щелкните по клавише “Add Tracks an vias” на правой панели.</text:p>
        </text:list-item>
        <text:list-item>
          <text:p text:style-name="P7"><draw:frame draw:style-name="fr2" draw:name="graphics48" text:anchor-type="paragraph" svg:width="2.533cm" svg:height="1.397cm" draw:z-index="47"><draw:image xlink:href="Pictures/2000000700000EBF0000082248D62CF7.svm" xlink:type="simple" xlink:show="embed" xlink:actuate="onLoad"/></draw:frame>Выберите “Component” из выпадающего меню на верхней панели.</text:p>
        </text:list-item>
        <text:list-item>
          <text:p text:style-name="P7"><draw:frame draw:style-name="fr1" draw:name="graphics49" text:anchor-type="paragraph" svg:width="3.785cm" svg:height="2.828cm" draw:z-index="48"><draw:image xlink:href="Pictures/200000070000153900000FD90C442014.svm" xlink:type="simple" xlink:show="embed" xlink:actuate="onLoad"/></draw:frame>Щелкните на середине вывода 1 компонента “J1” и проведите дорожку к площадке “R2”.</text:p>
        </text:list-item>
        <text:list-item>
          <text:p text:style-name="P7">Повторите этот процесс, пока все проводники, исключая вывод 3 J1, ни будут соединены.</text:p>
          <text:p text:style-name="P7"><draw:frame draw:style-name="fr1" draw:name="graphics51" text:anchor-type="paragraph" svg:width="11.763cm" svg:height="8.192cm" draw:z-index="50"><draw:image xlink:href="Pictures/20000007000046D300003154372D9B6A.svm" xlink:type="simple" xlink:show="embed" xlink:actuate="onLoad"/></draw:frame><text:soft-page-break/></text:p>
        </text:list-item>
        <text:list-item>
          <text:p text:style-name="P7">В выпадающем меню верхней панели выберите Copper (нижний слой).</text:p>
        </text:list-item>
        <text:list-item>
          <text:p text:style-name="P7">Щелкните по клавише “Add tracks and vias (добавить дорожки и отверстия)” <text:s/>(шаг 145).</text:p>
        </text:list-item>
        <text:list-item>
          <text:p text:style-name="P7">Нарисуйте дорожку между выводами 3 компонента J1 и выводом 8 U1.</text:p>
        </text:list-item>
        <text:list-item>
          <text:p text:style-name="P7">Щелкните клавишу “Net highlight (подсветить сеть)” на правой панели.</text:p>
        </text:list-item>
        <text:list-item>
          <text:p text:style-name="P7"><draw:frame draw:style-name="fr2" draw:name="graphics54" text:anchor-type="paragraph" svg:width="1.889cm" svg:height="1.963cm" draw:z-index="55"><draw:image xlink:href="Pictures/2000000700000A9D00000B06D9CD10D5.svm" xlink:type="simple" xlink:show="embed" xlink:actuate="onLoad"/></draw:frame>Щелкните по выводу 3 J1. Он станет желтым.</text:p>
        </text:list-item>
        <text:list-item>
          <text:p text:style-name="P7">Щелкните клавишу “Add Zones” на правой панели.</text:p>
        </text:list-item>
      </text:list>
      <text:p text:style-name="P5"><draw:frame draw:style-name="fr2" draw:name="graphics52" text:anchor-type="paragraph" svg:width="1.923cm" svg:height="1.64cm" draw:z-index="51"><draw:image xlink:href="Pictures/200000070000095F000007FE7B845ACE.svm" xlink:type="simple" xlink:show="embed" xlink:actuate="onLoad"/></draw:frame></text:p>
      <text:list xml:id="list36224197" text:continue-numbering="true" text:style-name="L1">
        <text:list-item>
          <text:p text:style-name="P7">Обведите контуром плату.</text:p>
        </text:list-item>
        <text:list-item>
          <text:p text:style-name="P7">Щелкните правой клавишей мышки внутри пространства, которое только что отрисовали.</text:p>
        </text:list-item>
        <text:list-item>
          <text:p text:style-name="P7">Щелкните по “Fill Zones (заполнить зоны)”.</text:p>
        </text:list-item>
        <text:list-item>
          <text:p text:style-name="P7">Выберите “Grid” “0.010”, “Pad options:” “Thermal”, “Zone edges orient:” “H,V” и затем щелкните по “Fill”.</text:p>
        </text:list-item>
        <text:list-item>
          <text:p text:style-name="P7"><draw:frame draw:style-name="fr1" draw:name="graphics53" text:anchor-type="paragraph" svg:width="9.904cm" svg:height="6.087cm" draw:z-index="52"><draw:image xlink:href="Pictures/20000007000034E900002085D63B6ABB.svm" xlink:type="simple" xlink:show="embed" xlink:actuate="onLoad"/></draw:frame>Ваша плата должна выглядеть подобно этой.</text:p>
        </text:list-item>
      </text:list>
      <text:p text:style-name="P5"><draw:frame draw:style-name="fr1" draw:name="graphics56" text:anchor-type="paragraph" svg:width="10.149cm" svg:height="7.022cm" draw:z-index="56"><draw:image xlink:href="Pictures/200000070000706F00006945BBFC6A36.svm" xlink:type="simple" xlink:show="embed" xlink:actuate="onLoad"/></draw:frame></text:p>
      <text:list xml:id="list36220266" text:continue-numbering="true" text:style-name="L1">
        <text:list-item>
          <text:p text:style-name="P7">Теперь выберите “Edges Pcb” из выпадающего меню верхней панели.</text:p>
        </text:list-item>
        <text:list-item>
          <text:p text:style-name="P7"><text:soft-page-break/>Щелкните по клавише “Add graphic line or polygon (добавить графическую линию или прямоугольник)” на правой панели.</text:p>
        </text:list-item>
      </text:list>
      <text:p text:style-name="P5"><draw:frame draw:style-name="fr2" draw:name="graphics55" text:anchor-type="paragraph" svg:width="4.165cm" svg:height="1.533cm" draw:z-index="53"><draw:image xlink:href="Pictures/20000007000013D80000074EDA4D05F6.svm" xlink:type="simple" xlink:show="embed" xlink:actuate="onLoad"/></draw:frame></text:p>
      <text:list xml:id="list36233540" text:continue-numbering="true" text:style-name="L1">
        <text:list-item>
          <text:p text:style-name="P7">Обведите край платы, но помните, что нужно оставить небольшой промежуток между краем зеленого поля и краем PCB.</text:p>
        </text:list-item>
        <text:list-item>
          <text:p text:style-name="P7">Запустите проверку правильности разводки щелчком по “Pcb Design Rules Check”.</text:p>
        </text:list-item>
        <text:list-item>
          <text:p text:style-name="P7"><draw:frame draw:style-name="fr2" draw:name="graphics57" text:anchor-type="paragraph" svg:width="3.732cm" svg:height="1.397cm" draw:z-index="54"><draw:image xlink:href="Pictures/20000007000013270000072B48EDB218.svm" xlink:type="simple" xlink:show="embed" xlink:actuate="onLoad"/></draw:frame>Щелкните по “Test DRC”. Ошибок быть не должно.</text:p>
        </text:list-item>
        <text:list-item>
          <text:p text:style-name="P7">Щелкните по “List Unconn”. Не должно быть обрывов соединений.</text:p>
        </text:list-item>
        <text:list-item>
          <text:p text:style-name="P7">Сохраните файл щелчком по “files” -&gt; “Save board”.</text:p>
        </text:list-item>
        <text:list-item>
          <text:p text:style-name="P7">Чтобы увидеть плату в трех измерениях, щелкните по “3D Display” -&gt; “3D Display”.</text:p>
        </text:list-item>
        <text:list-item>
          <text:p text:style-name="P7"><draw:frame draw:style-name="fr2" draw:name="graphics58" text:anchor-type="paragraph" svg:width="3.362cm" svg:height="1.693cm" draw:z-index="57"><draw:image xlink:href="Pictures/20000007000012540000093C9805DBD9.svm" xlink:type="simple" xlink:show="embed" xlink:actuate="onLoad"/></draw:frame>Вы можете мышкой крутить и поворачивать PCB.</text:p>
          <text:p text:style-name="P7"><draw:frame draw:style-name="fr1" draw:name="graphics59" text:anchor-type="paragraph" svg:width="8.853cm" svg:height="7.703cm" draw:z-index="58"><draw:image xlink:href="Pictures/200000070000471A00003DDECEAFECA5.svm" xlink:type="simple" xlink:show="embed" xlink:actuate="onLoad"/></draw:frame></text:p>
        </text:list-item>
        <text:list-item>
          <text:p text:style-name="P7">Ваша плата готова. Чтобы отправить ее производителю, вам нужно сгенерировать GERBER файл.</text:p>
        </text:list-item>
        <text:list-item>
          <text:p text:style-name="P7">Щелкните по “files” -&gt; “plot”.</text:p>
        </text:list-item>
        <text:list-item>
          <text:p text:style-name="P7">Выберите GERBER в качестве “plot format (формат чертежа)” и щелкните по plot.</text:p>
        </text:list-item>
        <text:list-item>
          <text:p text:style-name="P7">Для просмотра файлов GERBER перейдите в основное окно KiCad.</text:p>
        </text:list-item>
        <text:list-item>
          <text:p text:style-name="P7">Щелкните по клавише “GerbView”.</text:p>
          <text:p text:style-name="P7"><draw:frame draw:style-name="fr2" draw:name="graphics61" text:anchor-type="paragraph" svg:width="7.823cm" svg:height="2.103cm" draw:z-index="60"><draw:image xlink:href="Pictures/200000070000303A00000CF49EADB3FD.svm" xlink:type="simple" xlink:show="embed" xlink:actuate="onLoad"/></draw:frame></text:p>
        </text:list-item>
        <text:list-item>
          <text:p text:style-name="P7">Щелкните по “files” -&gt; “Load GERBER file”.</text:p>
          <text:p text:style-name="P7"><draw:frame draw:style-name="fr1" draw:name="graphics60" text:anchor-type="paragraph" svg:width="7.684cm" svg:height="4.219cm" draw:z-index="59"><draw:image xlink:href="Pictures/2000000700002B68000017D718DF64EE.svm" xlink:type="simple" xlink:show="embed" xlink:actuate="onLoad"/></draw:frame><text:soft-page-break/></text:p>
        </text:list-item>
        <text:list-item>
          <text:p text:style-name="P7">Выберите файл с именем “tute1_Copper.pho”, и затем “open”.</text:p>
        </text:list-item>
        <text:list-item>
          <text:p text:style-name="P7">В выпадающем меню выберите “Layer2”.</text:p>
        </text:list-item>
        <text:list-item>
          <text:p text:style-name="P7">Повторите шаги 174 и 175, но на этот раз загрузите ”tute1_component.pho”.</text:p>
        </text:list-item>
        <text:list-item>
          <text:p text:style-name="P7">Повторите шаг 176, но с выбором “Layer3”, затем шаги174 и 175, но с загрузкой “tute1_SlkSCmp.pho”.</text:p>
        </text:list-item>
        <text:list-item>
          <text:p text:style-name="P7"><draw:frame draw:style-name="fr1" draw:name="graphics62" text:anchor-type="paragraph" svg:width="10.342cm" svg:height="7.511cm" draw:z-index="61"><draw:image xlink:href="Pictures/2000000700005D25000043A874660631.svm" xlink:type="simple" xlink:show="embed" xlink:actuate="onLoad"/></draw:frame>Таким путем вы можете проверить слои, которые будут отправлены для производства.</text:p>
        </text:list-item>
      </text:list>
      <text:p text:style-name="P5"/>
      <text:p text:style-name="P6">Есть обширная библиотека шаблонов цоколевки (footprint library) в KiCad, однако вы можете обнаружить отсутствие нужного вам компонента в библиотеке KiCad. Следующие несколько шагов описывают создание шаблона для поверхностного монтажа в KiCad. <text:s/></text:p>
      <text:p text:style-name="P5"/>
      <text:list xml:id="list36205734" text:continue-numbering="true" text:style-name="L1">
        <text:list-item>
          <text:p text:style-name="P7">Чтобы создать новый PCB шаблон (footprint) вернитесь в “PCBnew”.</text:p>
        </text:list-item>
        <text:list-item>
          <text:p text:style-name="P7">Щелкните по “Open Module Editor” на верхней панели.</text:p>
        </text:list-item>
        <text:list-item>
          <text:p text:style-name="P7"><draw:frame draw:style-name="fr2" draw:name="graphics63" text:anchor-type="paragraph" svg:width="3.468cm" svg:height="1.464cm" draw:z-index="62"><draw:image xlink:href="Pictures/20000007000014420000088BFBC15F3A.svm" xlink:type="simple" xlink:show="embed" xlink:actuate="onLoad"/></draw:frame>Этим открывается “Module Editor (редактор модулей)”.</text:p>
        </text:list-item>
        <text:list-item>
          <text:p text:style-name="P7">Щелкните по “select working library (выбрать рабочую библиотеку)” на верхней панели.</text:p>
        </text:list-item>
        <text:list-item>
          <text:p text:style-name="P7"><draw:frame draw:style-name="fr2" draw:name="graphics64" text:anchor-type="paragraph" svg:width="3.503cm" svg:height="1.413cm" draw:z-index="63"><draw:image xlink:href="Pictures/20000007000011C70000072B7AB3546E.svm" xlink:type="simple" xlink:show="embed" xlink:actuate="onLoad"/></draw:frame>Для этого упражнения выберите библиотеку “connect”.</text:p>
        </text:list-item>
        <text:list-item>
          <text:p text:style-name="P7">Щелкните по клавише “New Module (новый модуль)” на верхней панели.</text:p>
        </text:list-item>
        <text:list-item>
          <text:p text:style-name="P7"><draw:frame draw:style-name="fr2" draw:name="graphics65" text:anchor-type="paragraph" svg:width="2.357cm" svg:height="1.473cm" draw:z-index="64"><draw:image xlink:href="Pictures/2000000700000C2100000795C4D74FA9.svm" xlink:type="simple" xlink:show="embed" xlink:actuate="onLoad"/></draw:frame><text:soft-page-break/>Введите “MYCONN3” в качестве “module reference (ссылка модуля)”.</text:p>
        </text:list-item>
        <text:list-item>
          <text:p text:style-name="P7">В середине экрана появится этикетка “MYCONN3”.</text:p>
        </text:list-item>
        <text:list-item>
          <text:p text:style-name="P7">Под этикеткой будет “VAL**”.</text:p>
        </text:list-item>
        <text:list-item>
          <text:p text:style-name="P7">Щелкните правой клавишей мышки по “MYCONN3” и переместите над “VAL**”.</text:p>
        </text:list-item>
        <text:list-item>
          <text:p text:style-name="P7">После щелчка правой клавиши мышки по “VAL**” выберите “Edit Text Mod (режим редактирования текста)” и переименуйте в “SMD”. </text:p>
        </text:list-item>
        <text:list-item>
          <text:p text:style-name="P7">Установите “no display”.</text:p>
        </text:list-item>
        <text:list-item>
          <text:p text:style-name="P7">Выберите “Add Pads (добавить площадки)” на правой панели. </text:p>
        </text:list-item>
        <text:list-item>
          <text:p text:style-name="P7"><draw:frame draw:style-name="fr2" draw:name="graphics66" text:anchor-type="paragraph" svg:width="1.45cm" svg:height="1.554cm" draw:z-index="65"><draw:image xlink:href="Pictures/20000007000007B800000845AAEB43F5.svm" xlink:type="simple" xlink:show="embed" xlink:actuate="onLoad"/></draw:frame>Щелкните по экрану для размещения площадки.</text:p>
        </text:list-item>
        <text:list-item>
          <text:p text:style-name="P7">Щелкните правой клавишей на новой площадке и щелкните по “edit”.</text:p>
        </text:list-item>
        <text:list-item>
          <text:p text:style-name="P7"><draw:frame draw:style-name="fr1" draw:name="graphics67" text:anchor-type="paragraph" svg:width="9.507cm" svg:height="10.987cm" draw:z-index="66"><draw:image xlink:href="Pictures/2000000700003ED50000489E1AFC004A.svm" xlink:type="simple" xlink:show="embed" xlink:actuate="onLoad"/></draw:frame>Установите “Pad Num” в “1”, “Pad Size X” в “0.4”, “Pad Size Y” в “0.8”, “Pad Shape” в “Rect”, а “Pad Type” в “SMD”. Щелкните по “Ok”.</text:p>
        </text:list-item>
        <text:list-item>
          <text:p text:style-name="P7">Щелкните по “Add Pads” вновь и разместите еще две площадки.</text:p>
        </text:list-item>
        <text:list-item>
          <text:p text:style-name="P7"><draw:frame draw:style-name="fr1" draw:name="graphics68" text:anchor-type="paragraph" svg:width="7.585cm" svg:height="4.849cm" draw:z-index="67"><draw:image xlink:href="Pictures/200000070000299D00001A98383FC3AD.svm" xlink:type="simple" xlink:show="embed" xlink:actuate="onLoad"/></draw:frame><text:soft-page-break/>Переместите этикетки “MYCONN3” и “SMD” так, чтобы это было похоже на то, что выше.</text:p>
        </text:list-item>
        <text:list-item>
          <text:p text:style-name="P7">Щелкните по клавише “Add graphic line or polygon” на правой панели.</text:p>
        </text:list-item>
        <text:list-item>
          <text:p text:style-name="P7"><draw:frame draw:style-name="fr2" draw:name="graphics69" text:anchor-type="paragraph" svg:width="3.718cm" svg:height="1.609cm" draw:z-index="68"><draw:image xlink:href="Pictures/200000070000136E00000868C9B920BB.svm" xlink:type="simple" xlink:show="embed" xlink:actuate="onLoad"/></draw:frame>Нарисуйте контур разъема вокруг компонента. </text:p>
        </text:list-item>
        <text:list-item>
          <text:p text:style-name="P7"><draw:frame draw:style-name="fr1" draw:name="graphics70" text:anchor-type="paragraph" svg:width="4.27cm" svg:height="4.699cm" draw:z-index="69"><draw:image xlink:href="Pictures/2000000700002EB600003365D75DBDE3.svm" xlink:type="simple" xlink:show="embed" xlink:actuate="onLoad"/></draw:frame>Щелкните по “Save Module in working library (сохранить модуль в рабочей библиотеке)” на верхней панели.</text:p>
        </text:list-item>
        <text:list-item>
          <text:p text:style-name="P7"><draw:frame draw:style-name="fr2" draw:name="graphics71" text:anchor-type="paragraph" svg:width="4.531cm" svg:height="1.415cm" draw:z-index="70"><draw:image xlink:href="Pictures/20000007000017D700000771A5B51FAA.svm" xlink:type="simple" xlink:show="embed" xlink:actuate="onLoad"/></draw:frame>Вы можете вернуться в Pcbnew и щелкнуть по клавише “Add modules (добавить модули)” на правой панели.</text:p>
          <text:p text:style-name="P7"><draw:frame draw:style-name="fr2" draw:name="graphics72" text:anchor-type="paragraph" svg:width="1.942cm" svg:height="1.565cm" draw:z-index="71"><draw:image xlink:href="Pictures/20000007000009EC000007FE30A08E29.svm" xlink:type="simple" xlink:show="embed" xlink:actuate="onLoad"/></draw:frame></text:p>
        </text:list-item>
        <text:list-item>
          <text:p text:style-name="P7">Щелкните по экрану, и окно имен модулей появится во всплывающем меню.</text:p>
        </text:list-item>
        <text:list-item>
          <text:p text:style-name="P7">Выберите модуль “MYCONN3” и поместите на вашу разработку PCB.</text:p>
        </text:list-item>
      </text:list>
      <text:p text:style-name="P5"/>
      <text:p text:style-name="P5">Это было краткое руководство по основным возможностям KiCad. Более детальные инструкции вы найдете в файле помощи (help file), который доступен из всех модулей KiCad. Щелкните по help -&gt; help.</text:p>
      <text:list xml:id="list36220468" text:continue-numbering="true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6-02-16T11:41:49</meta:creation-date>
    <dc:date>2009-03-14T16:11:25.31</dc:date>
    <meta:print-date>2006-02-21T19:47:32</meta:print-date>
    <dc:language>ru-RU</dc:language>
    <meta:editing-cycles>84</meta:editing-cycles>
    <meta:editing-duration>PT21H59M50S</meta:editing-duration>
    <meta:document-statistic meta:table-count="0" meta:image-count="73" meta:object-count="0" meta:page-count="19" meta:paragraph-count="217" meta:word-count="2968" meta:character-count="18137"/>
    <meta:user-defined meta:name="Info 1"/>
    <meta:user-defined meta:name="Info 2"/>
    <meta:user-defined meta:name="Info 3"/>
    <meta:user-defined meta:name="Info 4"/>
  </office:meta>
</office:document-meta>
</file>